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draw:marker-start-width="0.242cm" draw:marker-end-width="0.242cm" draw:fill-color="#ffffff" draw:textarea-horizontal-align="justify" draw:textarea-vertical-align="middle" draw:auto-grow-height="false" fo:min-height="6.256cm" fo:min-width="6.006cm" fo:padding-top="0.139cm" fo:padding-bottom="0.139cm" fo:padding-left="0.264cm" fo:padding-right="0.264cm"/>
    </style:style>
    <style:style style:name="gr2" style:family="graphic" style:parent-style-name="standard">
      <style:graphic-properties draw:stroke="dash" draw:stroke-dash="Dashed_20__28_var_29_" draw:marker-end="" svg:stroke-opacity="60%" draw:fill-color="#cccccc" draw:opacity="100%" draw:opacity-name="Transparency_20_2" draw:textarea-horizontal-align="justify" draw:textarea-vertical-align="middle" draw:auto-grow-height="false" fo:min-height="1.367cm" fo:min-width="2.126cm"/>
    </style:style>
    <style:style style:name="gr3" style:family="graphic" style:parent-style-name="standard">
      <style:graphic-properties draw:stroke="solid" draw:fill-color="#66ccff" draw:opacity="100%" draw:opacity-name="Transparency_20_2" draw:textarea-horizontal-align="justify" draw:textarea-vertical-align="middle" draw:auto-grow-height="false" fo:min-height="1.431cm" fo:min-width="1.8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4.521cm" fo:min-width="7.1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opacity="25%" draw:textarea-horizontal-align="justify" draw:textarea-vertical-align="middle" draw:auto-grow-height="false" fo:min-height="2.438cm" fo:min-width="2.188cm"/>
    </style:style>
    <style:style style:name="gr10" style:family="graphic" style:parent-style-name="standard">
      <style:graphic-properties draw:opacity="65%" draw:textarea-horizontal-align="justify" draw:textarea-vertical-align="middle" draw:auto-grow-height="false" fo:min-height="2.296cm" fo:min-width="2.046cm"/>
    </style:style>
    <style:style style:name="gr11" style:family="graphic" style:parent-style-name="objectwithoutfill">
      <style:graphic-properties draw:stroke="dash" draw:stroke-dash="_32__20_Dots_20_1_20_Dash" draw:fill="none" draw:textarea-vertical-align="middl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cccc" draw:opacity="100%" draw:opacity-name="Transparency_20_2"/>
      <style:paragraph-properties fo:text-align="center"/>
    </style:style>
    <style:style style:name="P3" style:family="paragraph">
      <loext:graphic-properties draw:fill-color="#66ccff" draw:opacity="100%" draw:opacity-name="Transparency_20_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opacity="25%"/>
      <style:paragraph-properties fo:text-align="center"/>
    </style:style>
    <style:style style:name="P9" style:family="paragraph">
      <loext:graphic-properties draw:opacity="6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ctive Yaw planning</text:p>
          </draw:text-box>
        </draw:frame>
        <draw:custom-shape draw:style-name="gr1" draw:text-style-name="P1" draw:layer="layout" svg:width="9.2cm" svg:height="9.2cm" svg:x="9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51cm" svg:height="4.99cm" draw:transform="rotate (0.870570230894772) translate (10cm 9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4.624cm" svg:height="5.187cm" draw:transform="skewX (0.000174532925199422) rotate (0.15707963267949) translate (13.022cm 7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4" draw:layer="layout" svg:width="7.6cm" svg:height="3.095cm" svg:x="2.4cm" svg:y="6cm">
          <draw:text-box>
            <text:p>Field of view of previous waypoint projected to current waypoint in the yaw plane</text:p>
          </draw:text-box>
        </draw:frame>
        <draw:frame draw:style-name="gr4" draw:text-style-name="P4" draw:layer="layout" svg:width="7.6cm" svg:height="1.673cm" svg:x="20cm" svg:y="8.8cm">
          <draw:text-box>
            <text:p>Field of view of current frame</text:p>
          </draw:text-box>
        </draw:frame>
        <draw:frame draw:style-name="gr4" draw:text-style-name="P4" draw:layer="layout" svg:width="7.6cm" svg:height="0.962cm" svg:x="17.2cm" svg:y="15.965cm">
          <draw:text-box>
            <text:p>Yaw unit circle</text:p>
          </draw:text-box>
        </draw:frame>
        <draw:custom-shape draw:style-name="gr5" draw:text-style-name="P5" draw:layer="layout" svg:width="7.645cm" svg:height="4.771cm" draw:transform="skewX (0.112050137978036) rotate (-0.283965069299476) translate (11.661cm 6.058cm)">
          <text:p/>
          <draw:enhanced-geometry svg:viewBox="0 0 21600 21600" draw:type="block-arc" draw:modifiers="-131.180130846504 8851.880799793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text-style-name="P4" draw:layer="layout" svg:width="7.6cm" svg:height="0.962cm" svg:x="16cm" svg:y="4.6cm">
          <draw:text-box>
            <text:p>Common field of view</text:p>
          </draw:text-box>
        </draw:frame>
        <draw:line draw:style-name="gr6" draw:text-style-name="P6" draw:layer="layout" svg:x1="7.2cm" svg:y1="8.6cm" svg:x2="11.2cm" svg:y2="9.8cm">
          <text:p/>
        </draw:line>
        <draw:line draw:style-name="gr6" draw:text-style-name="P6" draw:layer="layout" svg:x1="17.4cm" svg:y1="5.562cm" svg:x2="15.6cm" svg:y2="7cm">
          <text:p/>
        </draw:line>
        <draw:line draw:style-name="gr6" draw:text-style-name="P6" draw:layer="layout" svg:x1="20cm" svg:y1="9.6cm" svg:x2="16.2cm" svg:y2="10.8cm">
          <text:p/>
        </draw:line>
        <draw:line draw:style-name="gr6" draw:text-style-name="P6" draw:layer="layout" svg:x1="18.4cm" svg:y1="15.965cm" svg:x2="17.4cm" svg:y2="14.6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e Yaw plann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mmon Field of view factor (c) can be</text:p>
                <text:list>
                  <text:list-item>
                    <text:list>
                      <text:list-item>
                        <text:p>0 =&gt; only exploration</text:p>
                      </text:list-item>
                      <text:list-item>
                        <text:p>1 =&gt; only mapping</text:p>
                      </text:list-item>
                      <text:list-item>
                        <text:p>0.5 or (0 – 1) =&gt; needed for both mapping &amp; exploring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e Yaw plann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To compute current best yaw</text:p>
                <text:list>
                  <text:list-item>
                    <text:p>Project end points of plane segments visible in previous viewpoint into the yaw circle of current view point =&gt; common field of view</text:p>
                  </text:list-item>
                  <text:list-item>
                    <text:p>‘c’ should be based on </text:p>
                    <text:list>
                      <text:list-item>
                        <text:p>Current map</text:p>
                      </text:list-item>
                      <text:list-item>
                        <text:p>Common field of view</text:p>
                      </text:list-item>
                      <text:list-item>
                        <text:p>Velocity direction</text:p>
                      </text:list-item>
                    </text:list>
                  </text:list-item>
                  <text:list-item>
                    <text:p>Based on ‘c’, compute the best yaw</text:p>
                    <text:list>
                      <text:list-item>
                        <text:p>Eg: c = 0.5 =&gt; previous yaw + (c * 90 de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ing planes to yaw circle</text:p>
          </draw:text-box>
        </draw:frame>
        <draw:line draw:style-name="gr8" draw:text-style-name="P6" draw:layer="layout" svg:x1="7.4cm" svg:y1="5.2cm" svg:x2="7.4cm" svg:y2="18.4cm">
          <text:p/>
        </draw:line>
        <draw:custom-shape draw:style-name="gr9" draw:text-style-name="P8" draw:layer="layout" svg:width="3.8cm" svg:height="3.8cm" svg:x="10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6cm" svg:height="3.6cm" svg:x="10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16cm" svg:x2="7.4cm" svg:y2="16.4cm">
          <text:p/>
        </draw:line>
        <draw:line draw:style-name="gr11" draw:text-style-name="P6" draw:layer="layout" svg:x1="7.4cm" svg:y1="5.2cm" svg:x2="12.6cm" svg:y2="16cm">
          <text:p/>
        </draw:line>
        <draw:line draw:style-name="gr8" draw:text-style-name="P6" draw:layer="layout" svg:x1="10.6cm" svg:y1="16.2cm" svg:x2="12.6cm" svg:y2="16cm">
          <text:p/>
        </draw:line>
        <draw:line draw:style-name="gr8" draw:text-style-name="P6" draw:layer="layout" svg:x1="11.8cm" svg:y1="14.2cm" svg:x2="12.6cm" svg:y2="16cm">
          <text:p/>
        </draw:line>
        <draw:line draw:style-name="gr8" draw:text-style-name="P6" draw:layer="layout" svg:x1="10.608cm" svg:y1="8.836cm" svg:x2="12.562cm" svg:y2="8.517cm">
          <text:p/>
        </draw:line>
        <draw:line draw:style-name="gr8" draw:text-style-name="P6" draw:layer="layout" svg:x1="11.8cm" svg:y1="6.6cm" svg:x2="12.562cm" svg:y2="8.517cm">
          <text:p/>
        </draw:line>
        <draw:line draw:style-name="gr12" draw:text-style-name="P6" draw:layer="layout" svg:x1="7.4cm" svg:y1="16.4cm" svg:x2="12.4cm" svg:y2="8.6cm">
          <text:p/>
        </draw:line>
        <draw:line draw:style-name="gr12" draw:text-style-name="P6" draw:layer="layout" svg:x1="7.4cm" svg:y1="5.2cm" svg:x2="12.562cm" svg:y2="8.517cm">
          <text:p/>
        </draw:lin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2" draw:display-name="Transparency 2" draw:style="linear" draw:start="100%" draw:end="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6T16:41:04.271055350</meta:creation-date>
    <dc:date>2021-11-26T17:42:08.753997416</dc:date>
    <meta:editing-duration>PT1H41S</meta:editing-duration>
    <meta:editing-cycles>46</meta:editing-cycles>
    <meta:generator>LibreOffice/5.1.6.2$Linux_X86_64 LibreOffice_project/10m0$Build-2</meta:generator>
    <meta:document-statistic meta:object-count="58"/>
  </office:meta>
</office:document-meta>
</file>